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47mm" fo:break-before="auto" style:use-optimal-row-height="false"/>
    </style:style>
    <style:style style:name="ro2" style:family="table-row">
      <style:table-row-properties style:row-height="6.7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1.05pt double #000000" style:border-line-width="0.12mm 0.12mm 0.12mm"/>
    </style:style>
    <style:style style:name="ce2" style:family="table-cell" style:parent-style-name="Default">
      <style:table-cell-properties fo:border="1.05pt double #000000" style:border-line-width="0.12mm 0.12mm 0.12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01.93mm" svg:height="89.99mm" svg:x="113.89mm" svg:y="6.46mm">
            <draw:object draw:notify-on-update-of-ranges="Лист1.A2:Лист1.A5 Лист1.B2:Лист1.B5 Лист1.C2:Лист1.C5 Лист1.D2:Лист1.D5 Лист1.E2:Лист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Метод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Верле</text:p>
          </table:table-cell>
          <table:table-cell office:value-type="float" office:value="0.042413" calcext:value-type="float">
            <text:p>0,042413</text:p>
          </table:table-cell>
          <table:table-cell office:value-type="float" office:value="0.164695" calcext:value-type="float">
            <text:p>0,164695</text:p>
          </table:table-cell>
          <table:table-cell office:value-type="float" office:value="1.0207" calcext:value-type="float">
            <text:p>1,0207</text:p>
          </table:table-cell>
          <table:table-cell office:value-type="float" office:value="4.169257" calcext:value-type="float">
            <text:p>4,169257</text:p>
          </table:table-cell>
        </table:table-row>
        <table:table-row table:style-name="ro3">
          <table:table-cell office:value-type="string" calcext:value-type="string">
            <text:p>Threading</text:p>
          </table:table-cell>
          <table:table-cell office:value-type="float" office:value="0.041562" calcext:value-type="float">
            <text:p>0,041562</text:p>
          </table:table-cell>
          <table:table-cell office:value-type="float" office:value="0.161562" calcext:value-type="float">
            <text:p>0,161562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4.137594" calcext:value-type="float">
            <text:p>4,137594</text:p>
          </table:table-cell>
        </table:table-row>
        <table:table-row table:style-name="ro3">
          <table:table-cell office:value-type="string" calcext:value-type="string">
            <text:p>Cython</text:p>
          </table:table-cell>
          <table:table-cell office:value-type="float" office:value="0.026551" calcext:value-type="float">
            <text:p>0,026551</text:p>
          </table:table-cell>
          <table:table-cell office:value-type="float" office:value="0.103659" calcext:value-type="float">
            <text:p>0,103659</text:p>
          </table:table-cell>
          <table:table-cell office:value-type="float" office:value="0.652256" calcext:value-type="float">
            <text:p>0,652256</text:p>
          </table:table-cell>
          <table:table-cell office:value-type="float" office:value="2.554465" calcext:value-type="float">
            <text:p>2,554465</text:p>
          </table:table-cell>
        </table:table-row>
        <table:table-row table:style-name="ro3">
          <table:table-cell office:value-type="string" calcext:value-type="string">
            <text:p>OpenCL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 style:data-style-name="N2" text:time-value="12:43:47.84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5:11:34.406000000</meta:creation-date>
    <dc:date>2019-01-10T13:02:41.580000000</dc:date>
    <meta:editing-duration>PT26M33S</meta:editing-duration>
    <meta:editing-cycles>6</meta:editing-cycles>
    <meta:generator>LibreOffice/6.0.4.2$Windows_x86 LibreOffice_project/9b0d9b32d5dcda91d2f1a96dc04c645c450872bf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94cm" svg:height="9cm" xlink:href=".." xlink:type="simple" chart:class="chart:bar" chart:style-name="ch1">
        <chart:legend chart:legend-position="end" svg:x="18.187cm" svg:y="3.47cm" style:legend-expansion="high" chart:style-name="ch2"/>
        <chart:plot-area chart:style-name="ch3" table:cell-range-address="Лист1.A2:Лист1.E5" chart:data-source-has-labels="both" svg:x="0.744cm" svg:y="0.303cm" svg:width="15.94cm" svg:height="8.638cm">
          <chartooo:coordinate-region svg:x="2.565cm" svg:y="0.303cm" svg:width="13.87cm" svg:height="7.999cm"/>
          <chart:axis chart:dimension="x" chart:name="primary-x" chart:style-name="ch4" chartooo:axis-type="auto">
            <chartooo:date-scale/>
            <chart:categories table:cell-range-address="Лист1.A2:Лист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5" loext:label-string="сто" chart:class="chart:bar">
            <chart:data-point chart:repeated="4"/>
          </chart:series>
          <chart:series chart:style-name="ch8" chart:values-cell-range-address="Лист1.C2:Лист1.C5" loext:label-string="двести" chart:class="chart:bar">
            <chart:data-point chart:repeated="4"/>
          </chart:series>
          <chart:series chart:style-name="ch9" chart:values-cell-range-address="Лист1.D2:Лист1.D5" loext:label-string="пятьсот" chart:class="chart:bar">
            <chart:data-point chart:repeated="4"/>
          </chart:series>
          <chart:series chart:style-name="ch10" chart:values-cell-range-address="Лист1.E2:Лист1.E5" loext:label-string="тысяча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</text:p>
              </table:table-cell>
              <table:table-cell office:value-type="string">
                <text:p>двести</text:p>
              </table:table-cell>
              <table:table-cell office:value-type="string">
                <text:p>пятьсот</text:p>
              </table:table-cell>
              <table:table-cell office:value-type="string">
                <text:p>тысяча</text:p>
              </table:table-cell>
            </table:table-row>
          </table:table-header-rows>
          <table:table-rows>
            <table:table-row>
              <table:table-cell office:value-type="string">
                <text:p>Верле</text:p>
                <draw:g>
                  <svg:desc>Лист1.A2:Лист1.A5</svg:desc>
                </draw:g>
              </table:table-cell>
              <table:table-cell office:value-type="float" office:value="0.042413">
                <text:p>0.042413</text:p>
                <draw:g>
                  <svg:desc>Лист1.B2:Лист1.B5</svg:desc>
                </draw:g>
              </table:table-cell>
              <table:table-cell office:value-type="float" office:value="0.164695">
                <text:p>0.164695</text:p>
                <draw:g>
                  <svg:desc>Лист1.C2:Лист1.C5</svg:desc>
                </draw:g>
              </table:table-cell>
              <table:table-cell office:value-type="float" office:value="1.0207">
                <text:p>1.0207</text:p>
                <draw:g>
                  <svg:desc>Лист1.D2:Лист1.D5</svg:desc>
                </draw:g>
              </table:table-cell>
              <table:table-cell office:value-type="float" office:value="4.169257">
                <text:p>4.169257</text:p>
                <draw:g>
                  <svg:desc>Лист1.E2:Лист1.E5</svg:desc>
                </draw:g>
              </table:table-cell>
            </table:table-row>
            <table:table-row>
              <table:table-cell office:value-type="string">
                <text:p>Threading</text:p>
              </table:table-cell>
              <table:table-cell office:value-type="float" office:value="0.041562">
                <text:p>0.041562</text:p>
              </table:table-cell>
              <table:table-cell office:value-type="float" office:value="0.161562">
                <text:p>0.161562</text:p>
              </table:table-cell>
              <table:table-cell office:value-type="float" office:value="0.99974">
                <text:p>0.99974</text:p>
              </table:table-cell>
              <table:table-cell office:value-type="float" office:value="4.137594">
                <text:p>4.137594</text:p>
              </table:table-cell>
            </table:table-row>
            <table:table-row>
              <table:table-cell office:value-type="string">
                <text:p>Cython</text:p>
              </table:table-cell>
              <table:table-cell office:value-type="float" office:value="0.026551">
                <text:p>0.026551</text:p>
              </table:table-cell>
              <table:table-cell office:value-type="float" office:value="0.103659">
                <text:p>0.103659</text:p>
              </table:table-cell>
              <table:table-cell office:value-type="float" office:value="0.652256">
                <text:p>0.652256</text:p>
              </table:table-cell>
              <table:table-cell office:value-type="float" office:value="2.554465">
                <text:p>2.554465</text:p>
              </table:table-cell>
            </table:table-row>
            <table:table-row>
              <table:table-cell office:value-type="string">
                <text:p>OpenC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